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eFile Version 1</text:p>
      <text:p text:style-name="P1">简介</text:p>
      <text:p text:style-name="P1">FreeFile的目标是一个开放的自由的文件系统。任何人可以将文件存储到这一系统中，系统将尽可能的备份组成文件的各个块，保证文件的可用性。</text:p>
      <text:p text:style-name="P1">一、名词</text:p>
      <text:p text:style-name="P1">块（block）：在FreeFile中，信息的存储单位是块，每块的大小是128K字节。</text:p>
      <text:p text:style-name="P1">块标识（block id）：为块数据的SHA-1值。</text:p>
      <text:p text:style-name="P1">节点（node）：每个FreeFile实例为一个节点。</text:p>
      <text:p text:style-name="P1">节点标识（node id）：为节点公钥（public key）的SHA-1值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5-06T16:04:59</meta:creation-date>
    <dc:date>2008-05-12T11:08:12</dc:date>
    <dc:language>en-US</dc:language>
    <meta:editing-cycles>4</meta:editing-cycles>
    <meta:editing-duration>PT7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91" meta:character-count="228"/>
  </office:meta>
</office:document-meta>
</file>